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c tutorial</text:p>
          </table:table-cell>
          <table:table-cell office:value-type="float" office:value="10" calcext:value-type="float">
            <text:p>10</text:p>
          </table:table-cell>
          <table:table-cell table:formula="of:=SUM([.B2:.B5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ore desig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ild syste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 syste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led graphic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I cleanu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ld ingredi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fec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ield ingredi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tached visuals, transfor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me plan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ic A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sual effec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re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tmapped wal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UI rewri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p generatio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nemies draft 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ot draft 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p load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/U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rolling story wind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stomized cooldow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gredient unlock on lev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o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X fix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grade fire ingredi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art on dea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ctory scre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gfix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/UX improve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play suppo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t change + dynamic U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ick to move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0:10:18.434294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31:28.023335483</meta:creation-date>
    <dc:date>2019-02-17T20:10:58.997936472</dc:date>
    <meta:editing-duration>PT3H44M52S</meta:editing-duration>
    <meta:editing-cycles>19</meta:editing-cycles>
    <meta:generator>LibreOffice/6.2.0.3$Linux_X86_64 LibreOffice_project/7214efd935fe89a596a09a8da3a4bcd40563e275</meta:generator>
    <meta:document-statistic meta:table-count="1" meta:cell-count="78" meta:object-count="0"/>
  </office:meta>
</office:document-meta>
</file>